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"Akizora, Tomoe"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 might
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"They're here", "Back of forest",
"Bandits", "Help"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"In... In the back... of the forest... to the
north"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"In... In the back of the forest to the north"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"In the back of the forest to the north"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【Tomocchi's Handbook】x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Oi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